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67.54mm"/>
    </style:style>
    <style:style style:name="co2" style:family="table-column">
      <style:table-column-properties fo:break-before="auto" style:column-width="65.0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70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ÎTE À IDÉ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ulter la boite a idé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précier une idé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ter pou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ter cont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tirer son appréci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poser une idé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érer les idé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lider une idé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primer une idé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LASSE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diquer à l'ordinateur le joueur actue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ulter le classe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sulter ses scores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ROADCAST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nsmettre une vidéo en li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igurer le li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rêter le li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iciper au li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re le ch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garder un flux vidé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garder une rediffus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garder un liv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menter dans le chat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 table:number-columns-spanned="2" table:number-rows-spanned="1">
            <text:p>INSCRIPTION / CONNEXION / PARRAINAGE</text:p>
          </table:table-cell>
          <table:covered-table-cell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 connec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 déconnect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'inscrir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oisir parrai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éinitialiser mot de pass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poser filleu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compagner filleul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érer les séanc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lanifier une sé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uler une sé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alider une sé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ntrer les présences pour le système de créd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heter des crédi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'inscrire à une sé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uler une inscription à une séa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érer événement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ganiser un événe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ifier un événe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nnuler un événemen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érifier l'identific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'identifier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PONSORING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s d'utilisation 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ire un don anonym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ire un don classiqu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ire un don entreprise inférieur à un seuil donné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aire un don entreprise supérieur à un seuil donné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nseigner ses information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y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fficher la liste des donateur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1:Feuille1.A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2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12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12P2" style:volatile="true">
      <number:currency-symbol/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hours/>
      <number:text>:</number:text>
      <number:minutes number:style="long"/>
    </number:tim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20:20:25.390860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1-06T14:04:44.860685096</meta:creation-date>
    <dc:date>2015-11-06T20:21:56.504370534</dc:date>
    <meta:editing-duration>PT14M14S</meta:editing-duration>
    <meta:editing-cycles>4</meta:editing-cycles>
    <meta:generator>LibreOffice/5.0.2.2$Linux_X86_64 LibreOffice_project/00m0$Build-2</meta:generator>
    <meta:document-statistic meta:table-count="1" meta:cell-count="61" meta:object-count="0"/>
  </office:meta>
</office:document-meta>
</file>